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999999" officeooo:rsid="0009948d" officeooo:paragraph-rsid="000af496"/>
    </style:style>
    <style:style style:name="P2" style:family="paragraph" style:parent-style-name="Standard">
      <style:text-properties style:font-name="Liberation Sans" fo:font-size="12pt" officeooo:rsid="000c6b3b" officeooo:paragraph-rsid="000c6b3b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0084a6a" style:font-size-asian="12pt" style:font-size-complex="12pt"/>
    </style:style>
    <style:style style:name="P4" style:family="paragraph" style:parent-style-name="Standard">
      <style:text-properties style:font-name="Liberation Sans" fo:font-size="12pt" officeooo:rsid="00084a6a" officeooo:paragraph-rsid="00084a6a" style:font-size-asian="12pt" style:font-size-complex="12pt"/>
    </style:style>
    <style:style style:name="P5" style:family="paragraph" style:parent-style-name="Standard">
      <style:text-properties style:font-name="Liberation Sans" fo:font-size="12pt" officeooo:rsid="000703d7" officeooo:paragraph-rsid="000703d7" style:font-size-asian="12pt" style:font-size-complex="12pt"/>
    </style:style>
    <style:style style:name="P6" style:family="paragraph" style:parent-style-name="Standard">
      <style:text-properties style:font-name="Liberation Sans" fo:font-size="12pt" officeooo:rsid="000a425d" officeooo:paragraph-rsid="000a425d" style:font-size-asian="12pt" style:font-size-complex="12pt"/>
    </style:style>
    <style:style style:name="P7" style:family="paragraph" style:parent-style-name="Standard">
      <style:text-properties style:font-name="Liberation Sans" fo:font-size="12pt" officeooo:rsid="000af496" officeooo:paragraph-rsid="000af496" style:font-size-asian="12pt" style:font-size-complex="12pt"/>
    </style:style>
    <style:style style:name="P8" style:family="paragraph" style:parent-style-name="Footer">
      <style:paragraph-properties fo:text-align="end" style:justify-single-word="false"/>
      <style:text-properties fo:color="#808080" officeooo:rsid="000c6b3b" officeooo:paragraph-rsid="000c6b3b"/>
    </style:style>
    <style:style style:name="T1" style:family="text">
      <style:text-properties officeooo:rsid="00084a6a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84a6a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0084a6a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084a6a" style:font-style-asian="normal" style:font-weight-asian="normal" style:text-emphasize="none"/>
    </style:style>
    <style:style style:name="T8" style:family="text">
      <style:text-properties officeooo:rsid="000a425d"/>
    </style:style>
    <style:style style:name="T9" style:family="text">
      <style:text-properties officeooo:rsid="000af496"/>
    </style:style>
    <style:style style:name="T10" style:family="text">
      <style:text-properties officeooo:rsid="000d9d56"/>
    </style:style>
    <style:style style:name="T11" style:family="text">
      <style:text-properties officeooo:rsid="000c6b3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a425d" style:font-weight-asian="bold" style:font-weight-complex="bold"/>
    </style:style>
    <style:style style:name="T14" style:family="text">
      <style:text-properties officeooo:rsid="000f09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How many categorical columns do we have in the <text:span text:style-name="T12">orders</text:span> table ?</text:p>
      <text:p text:style-name="P5">a. 1</text:p>
      <text:p text:style-name="P5">b. 2</text:p>
      <text:p text:style-name="P5">c. 3</text:p>
      <text:p text:style-name="P5">d. 4</text:p>
      <text:p text:style-name="P5"/>
      <text:p text:style-name="P5">2. How many numerical columns do we have in the <text:span text:style-name="T12">orders</text:span> table ?</text:p>
      <text:p text:style-name="P5">a. 2</text:p>
      <text:p text:style-name="P5">b. 3</text:p>
      <text:p text:style-name="P5">c. 4</text:p>
      <text:p text:style-name="P5">d. 5</text:p>
      <text:p text:style-name="P5"/>
      <text:p text:style-name="P5">3. What is the most frequent <text:span text:style-name="T11">value</text:span> of <text:span text:style-name="T12">mode</text:span> in the <text:span text:style-name="T12">orders</text:span> table ?</text:p>
      <text:p text:style-name="P5">a. <text:span text:style-name="T1">paylib</text:span></text:p>
      <text:p text:style-name="P4">b. paypal</text:p>
      <text:p text:style-name="P4">c. bitcoin</text:p>
      <text:p text:style-name="P4">d. credit card</text:p>
      <text:p text:style-name="P4"/>
      <text:p text:style-name="P4">4. How many time between the farmost order <text:span text:style-name="T12">date</text:span> and the <text:span text:style-name="T11">closest </text:span>one ?</text:p>
      <text:p text:style-name="P2"><text:span text:style-name="T7">a. </text:span><text:span text:style-name="T6">one month</text:span></text:p>
      <text:p text:style-name="P3"><text:span text:style-name="T1">b. </text:span><text:span text:style-name="T7">two months</text:span></text:p>
      <text:p text:style-name="P4">c. three months</text:p>
      <text:p text:style-name="P4">d. four months</text:p>
      <text:p text:style-name="P4"/>
      <text:p text:style-name="P4">5. in the client table, which column can be turn into relevant ordinal data ?</text:p>
      <text:p text:style-name="P4">a. birth_date</text:p>
      <text:p text:style-name="P4">b. first_name</text:p>
      <text:p text:style-name="P4">c. last_name</text:p>
      <text:p text:style-name="P4">d. country</text:p>
      <text:p text:style-name="P4"/>
      <text:p text:style-name="P4">6. <text:span text:style-name="T8">which tables do we need query if we want to know the </text:span><text:span text:style-name="T13">product_id</text:span><text:span text:style-name="T8">’s associated to an </text:span><text:span text:style-name="T13">order_id</text:span><text:span text:style-name="T8"> ?</text:span></text:p>
      <text:p text:style-name="P6">a. orders and items</text:p>
      <text:p text:style-name="P6">b. items and clients</text:p>
      <text:p text:style-name="P6">c. orders and baskets</text:p>
      <text:p text:style-name="P6">d. clients and orders</text:p>
      <text:p text:style-name="P6"/>
      <text:p text:style-name="P6">7. How many d<text:span text:style-name="T11">istinct values</text:span> of <text:span text:style-name="T12">product_id</text:span> do we have in the <text:span text:style-name="T12">items</text:span> tables ?</text:p>
      <text:p text:style-name="P6">a. 100</text:p>
      <text:p text:style-name="P6">b. 97</text:p>
      <text:p text:style-name="P6">c. 94</text:p>
      <text:p text:style-name="P6">d. 91</text:p>
      <text:p text:style-name="P6"/>
      <text:p text:style-name="P6">8. The most frequent value<text:span text:style-name="T9">s</text:span> of <text:span text:style-name="T12">product_id</text:span> in <text:span text:style-name="T11">the</text:span> <text:span text:style-name="T12">items</text:span> tables are :</text:p>
      <text:p text:style-name="P6">a. <text:span text:style-name="T9">P00011, P0007 and P00083</text:span></text:p>
      <text:p text:style-name="P7">b. P00070, P00004, P00066</text:p>
      <text:p text:style-name="P7">c. P00085, P00074 and P00025</text:p>
      <text:p text:style-name="P7">d. P00005, P00045 and P00011</text:p>
      <text:p text:style-name="P7"><text:soft-page-break/></text:p>
      <text:p text:style-name="P7"/>
      <text:p text:style-name="P7">9. how many <text:span text:style-name="T14">dinstinct values</text:span> do we have for the <text:span text:style-name="T12">country</text:span> column in <text:span text:style-name="T14">the</text:span> <text:span text:style-name="T12">clients</text:span> table ?</text:p>
      <text:p text:style-name="P7">a. <text:span text:style-name="T14">7</text:span></text:p>
      <text:p text:style-name="P7">b. 8</text:p>
      <text:p text:style-name="P7">c. 9</text:p>
      <text:p text:style-name="P7">d. 10</text:p>
      <text:p text:style-name="P7"/>
      <text:p text:style-name="P7">10. What is the most frequent value for the <text:span text:style-name="T12">country</text:span> column ?</text:p>
      <text:p text:style-name="P7">a. country01</text:p>
      <text:p text:style-name="P7">b. country02</text:p>
      <text:p text:style-name="P7">c. country05</text:p>
      <text:p text:style-name="P7">d. country06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color="#999999" officeooo:rsid="0009948d" officeooo:paragraph-rsid="000af496"/>
    </style:style>
    <style:style style:name="MP2" style:family="paragraph" style:parent-style-name="Footer">
      <style:paragraph-properties fo:text-align="end" style:justify-single-word="false"/>
      <style:text-properties fo:color="#808080" officeooo:rsid="000c6b3b" officeooo:paragraph-rsid="000c6b3b"/>
    </style:style>
    <style:style style:name="MT1" style:family="text">
      <style:text-properties officeooo:rsid="000af496"/>
    </style:style>
    <style:style style:name="MT2" style:family="text">
      <style:text-properties officeooo:rsid="000d9d5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usiness Analyst Toolbeit – <text:span text:style-name="MT1">Group</text:span> Test <text:span text:style-name="MT2">1</text:span></text:p>
      </style:header>
      <style:footer>
        <text:p text:style-name="MP2">31/01/2019, 8.30 – 11.4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1:22:11.703766274</meta:creation-date>
    <meta:generator>LibreOffice/6.0.7.3$Linux_X86_64 LibreOffice_project/00m0$Build-3</meta:generator>
    <dc:date>2019-01-31T02:19:45.963014391</dc:date>
    <meta:editing-duration>PT20M20S</meta:editing-duration>
    <meta:editing-cycles>4</meta:editing-cycles>
    <meta:document-statistic meta:table-count="0" meta:image-count="0" meta:object-count="0" meta:page-count="2" meta:paragraph-count="52" meta:word-count="258" meta:character-count="1233" meta:non-whitespace-character-count="1025"/>
  </office:meta>
</office:document-meta>
</file>